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796cm" fo:min-width="8.146cm" draw:shadow="visibl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05cm" fo:min-width="2.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5.796cm" fo:min-width="9.046cm" draw:shadow="visib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4.624cm" fo:min-width="11.274cm" draw:shadow="visible"/>
    </style:style>
    <style:style style:name="gr6" style:family="graphic" style:parent-style-name="standard">
      <style:graphic-properties draw:fill-color="#fc5c00" draw:textarea-horizontal-align="justify" draw:textarea-vertical-align="middle" draw:auto-grow-height="false" fo:min-height="2.772cm" fo:min-width="0.222cm"/>
    </style:style>
    <style:style style:name="gr7" style:family="graphic" style:parent-style-name="standard">
      <style:graphic-properties draw:fill-color="#e327ff" draw:textarea-horizontal-align="justify" draw:textarea-vertical-align="middle" draw:auto-grow-height="false" fo:min-height="4.072cm" fo:min-width="0.222cm"/>
    </style:style>
    <style:style style:name="gr8" style:family="graphic" style:parent-style-name="standard">
      <style:graphic-properties draw:fill-color="#ffd74c" draw:textarea-horizontal-align="justify" draw:textarea-vertical-align="middle" draw:auto-grow-height="false" fo:min-height="1.172cm" fo:min-width="0.222cm"/>
    </style:style>
    <style:style style:name="gr9" style:family="graphic" style:parent-style-name="standard">
      <style:graphic-properties draw:fill-color="#0094ff" draw:textarea-vertical-align="middle" draw:auto-grow-height="false" fo:min-height="3.35cm" fo:min-width="3.1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15cm" fo:min-width="0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4" style:family="graphic" style:parent-style-name="standard">
      <style:graphic-properties draw:fill-color="#ffd74c" draw:textarea-horizontal-align="justify" draw:textarea-vertical-align="middle" draw:auto-grow-height="false" fo:min-height="0.382cm" fo:min-width="0.632cm"/>
    </style:style>
    <style:style style:name="gr15" style:family="graphic" style:parent-style-name="standard">
      <style:graphic-properties draw:fill-color="#e327ff" draw:textarea-horizontal-align="justify" draw:textarea-vertical-align="middle" draw:auto-grow-height="false" fo:min-height="0.382cm" fo:min-width="0.632cm"/>
    </style:style>
    <style:style style:name="gr16" style:family="graphic" style:parent-style-name="standard">
      <style:graphic-properties draw:fill-color="#fc5c00" draw:textarea-horizontal-align="justify" draw:textarea-vertical-align="middle" draw:auto-grow-height="false" fo:min-height="0.382cm" fo:min-width="0.6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05cm" fo:min-width="3cm"/>
    </style:style>
    <style:style style:name="gr20" style:family="graphic" style:parent-style-name="standard">
      <style:graphic-properties svg:stroke-color="#ff0000" draw:fill-color="#ff0000" draw:textarea-horizontal-align="justify" draw:textarea-vertical-align="middle" draw:auto-grow-height="false" fo:min-height="0.293cm" fo:min-width="0.3cm"/>
    </style:style>
    <style:style style:name="gr21" style:family="graphic" style:parent-style-name="standard">
      <style:graphic-properties svg:stroke-color="#ff0000" draw:fill-color="#ff0000" draw:textarea-horizontal-align="justify" draw:textarea-vertical-align="middle" draw:auto-grow-height="false" fo:min-height="0.407cm" fo:min-width="0.1cm"/>
    </style:style>
    <style:style style:name="gr22" style:family="graphic" style:parent-style-name="standard">
      <style:graphic-properties svg:stroke-color="#ff0000" draw:fill-color="#ff0000" draw:textarea-horizontal-align="justify" draw:textarea-vertical-align="middle" draw:auto-grow-height="false" fo:min-height="0.00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0.05cm" fo:min-width="2.365cm"/>
    </style:style>
    <style:style style:name="gr25" style:family="graphic" style:parent-style-name="standard">
      <style:graphic-properties draw:textarea-horizontal-align="justify" draw:textarea-vertical-align="middle" draw:auto-grow-height="false" fo:min-height="0.05cm" fo:min-width="1.771cm"/>
    </style:style>
    <style:style style:name="gr26" style:family="graphic" style:parent-style-name="standard">
      <style:graphic-properties draw:textarea-horizontal-align="justify" draw:textarea-vertical-align="middle" draw:auto-grow-height="false" fo:min-height="0.05cm" fo:min-width="1.831cm"/>
    </style:style>
    <style:style style:name="gr27" style:family="graphic" style:parent-style-name="standard">
      <style:graphic-properties svg:stroke-color="#ff0000" draw:fill-color="#ff0000" draw:textarea-horizontal-align="justify" draw:textarea-vertical-align="middle" draw:auto-grow-height="false" fo:min-height="0.174cm" fo:min-width="0cm"/>
    </style:style>
    <style:style style:name="gr28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.258cm"/>
    </style:style>
    <style:style style:name="gr29" style:family="graphic" style:parent-style-name="standard">
      <style:graphic-properties svg:stroke-color="#ff0000" draw:fill-color="#ff0000" draw:textarea-horizontal-align="justify" draw:textarea-vertical-align="middle" draw:auto-grow-height="false" fo:min-height="0.012cm" fo:min-width="0cm"/>
    </style:style>
    <style:style style:name="gr30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c5c00"/>
      <style:paragraph-properties fo:text-align="center"/>
    </style:style>
    <style:style style:name="P5" style:family="paragraph">
      <loext:graphic-properties draw:fill-color="#e327ff"/>
      <style:paragraph-properties fo:text-align="center"/>
    </style:style>
    <style:style style:name="P6" style:family="paragraph">
      <loext:graphic-properties draw:fill-color="#ffd74c"/>
      <style:paragraph-properties fo:text-align="center"/>
    </style:style>
    <style:style style:name="P7" style:family="paragraph">
      <loext:graphic-properties draw:fill-color="#0094ff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fo:font-weight="bold" style:font-weight-asian="normal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0000"/>
      <style:paragraph-properties fo:text-align="center"/>
    </style:style>
    <style:style style:name="T1" style:family="text">
      <style:text-properties fo:font-size="15pt" fo:font-weight="bold" style:font-size-asian="15pt" style:font-weight-asian="normal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pt" fo:font-weight="bold" style:font-size-asian="10pt" style:font-weight-asian="normal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3cm" svg:height="6.7cm" svg:x="1.4cm" svg:y="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2.9cm" svg:height="1.3cm" svg:x="11.6cm" svg:y="3.6cm">
            <text:p/>
            <draw:enhanced-geometry svg:viewBox="0 0 21600 21600" draw:type="rectangle" draw:enhanced-path="M 0 0 L 21600 0 21600 21600 0 21600 0 0 Z N"/>
          </draw:custom-shape>
          <draw:path draw:style-name="gr3" draw:text-style-name="P3" draw:layer="layout" svg:width="2.54cm" svg:height="1.296cm" draw:transform="skewX (0.0888372589265114) rotate (-0.421497014356631) translate (12.181847269579cm 2.56061146371507cm)" svg:viewBox="0 0 2541 1297" svg:d="M0 1186c578 0 1937 647 2541-1186">
            <text:p/>
          </draw:path>
        </draw:g>
        <draw:custom-shape draw:style-name="gr4" draw:text-style-name="P1" draw:layer="layout" svg:width="10.2cm" svg:height="6.7cm" svg:x="17.8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2.3cm" svg:height="5.4cm" svg:x="10cm" svg:y="13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8cm" svg:height="3.1cm" svg:x="18.353cm" svg:y="15.2cm">
          <text:p text:style-name="P2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8cm" svg:height="4.4cm" svg:x="19.328cm" svg:y="13.9cm">
          <text:p text:style-name="P2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1.5cm" svg:x="20.3cm" svg:y="16.8cm">
          <text:p text:style-name="P2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3.6cm" svg:height="3.6cm" svg:x="3.6cm" svg:y="5.4cm">
          <text:p/>
          <draw:enhanced-geometry draw:glue-point-type="segments" draw:type="mso-spt100" draw:modifiers="-142.298993889258 -141.59991698191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" draw:text-style-name="P8" draw:layer="layout" svg:width="0.2cm" svg:height="0.4cm" svg:x="5.3cm" svg:y="5.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906.93069306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0.2cm" svg:height="0.2cm" svg:x="5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9" draw:layer="layout" svg:width="3.794cm" svg:height="1.427cm" svg:x="3.306cm" svg:y="3.6cm">
          <draw:text-box>
            <text:p><text:span text:style-name="T1">Générateur</text:span></text:p>
          </draw:text-box>
        </draw:frame>
        <draw:frame draw:style-name="gr13" draw:text-style-name="P9" draw:layer="layout" svg:width="3.194cm" svg:height="0.839cm" svg:x="10.9cm" svg:y="17.7cm">
          <draw:text-box>
            <text:p><text:span text:style-name="T1">Candidats</text:span></text:p>
          </draw:text-box>
        </draw:frame>
        <draw:frame draw:style-name="gr12" draw:text-style-name="P9" draw:layer="layout" svg:width="4.9cm" svg:height="1.427cm" svg:x="21.2cm" svg:y="3.6cm">
          <draw:text-box>
            <text:p><text:span text:style-name="T1">Soumissionnaire</text:span></text:p>
          </draw:text-box>
        </draw:frame>
        <draw:custom-shape draw:style-name="gr14" draw:text-style-name="P6" draw:layer="layout" svg:width="1.2cm" svg:height="0.7cm" svg:x="19.7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4.9cm" svg:height="0.839cm" svg:x="21.1cm" svg:y="8cm">
          <draw:text-box>
            <text:p><text:span text:style-name="T2">→ </text:span><text:span text:style-name="T2">4, 9</text:span></text:p>
          </draw:text-box>
        </draw:frame>
        <draw:custom-shape draw:style-name="gr14" draw:text-style-name="P6" draw:layer="layout" svg:width="1.2cm" svg:height="0.7cm" svg:x="19.7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6cm" svg:height="0.839cm" svg:x="21.1cm" svg:y="7.073cm">
          <draw:text-box>
            <text:p><text:span text:style-name="T2">→ </text:span><text:span text:style-name="T2">1, 5, 6, 7, 10, 11</text:span></text:p>
          </draw:text-box>
        </draw:frame>
        <draw:custom-shape draw:style-name="gr15" draw:text-style-name="P5" draw:layer="layout" svg:width="1.2cm" svg:height="0.7cm" svg:x="19.7cm" svg:y="7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1.2cm" svg:height="0.7cm" svg:x="19.7cm" svg:y="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0" draw:layer="layout" svg:width="4.9cm" svg:height="0.9cm" svg:x="21.1cm" svg:y="6.1cm">
          <draw:text-box>
            <text:p><text:span text:style-name="T2">→ </text:span><text:span text:style-name="T2">2, 3, 8, 12</text:span></text:p>
          </draw:text-box>
        </draw:frame>
        <draw:frame draw:style-name="gr18" draw:text-style-name="P9" draw:layer="layout" svg:width="2.1cm" svg:height="0.8cm" svg:x="12.4cm" svg:y="4.3cm">
          <draw:text-box>
            <text:p><text:span text:style-name="T3">1 - 12</text:span></text:p>
          </draw:text-box>
        </draw:frame>
        <draw:custom-shape draw:style-name="gr19" draw:text-style-name="P2" draw:layer="layout" svg:width="4cm" svg:height="0.6cm" svg:x="15cm" svg:y="3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2" draw:text-style-name="P2" draw:layer="layout" svg:width="2.9cm" svg:height="1.3cm" svg:x="15cm" svg:y="11.6cm">
            <text:p/>
            <draw:enhanced-geometry svg:viewBox="0 0 21600 21600" draw:type="rectangle" draw:enhanced-path="M 0 0 L 21600 0 21600 21600 0 21600 0 0 Z N"/>
          </draw:custom-shape>
          <draw:path draw:style-name="gr3" draw:text-style-name="P3" draw:layer="layout" svg:width="2.54cm" svg:height="1.296cm" draw:transform="skewX (0.0888372589265113) rotate (-0.421497014356631) translate (15.581847269579cm 10.5606114637151cm)" svg:viewBox="0 0 2541 1297" svg:d="M0 1186c578 0 1937 647 2541-1186">
            <text:p/>
          </draw:path>
        </draw:g>
        <draw:g>
          <draw:custom-shape draw:style-name="gr2" draw:text-style-name="P2" draw:layer="layout" svg:width="2.9cm" svg:height="1.3cm" svg:x="18.2cm" svg:y="11.6cm">
            <text:p/>
            <draw:enhanced-geometry svg:viewBox="0 0 21600 21600" draw:type="rectangle" draw:enhanced-path="M 0 0 L 21600 0 21600 21600 0 21600 0 0 Z N"/>
          </draw:custom-shape>
          <draw:path draw:style-name="gr3" draw:text-style-name="P3" draw:layer="layout" svg:width="2.54cm" svg:height="1.296cm" draw:transform="skewX (0.0888372589265113) rotate (-0.421497014356631) translate (18.781847269579cm 10.5606114637151cm)" svg:viewBox="0 0 2541 1297" svg:d="M0 1186c578 0 1937 647 2541-1186">
            <text:p/>
          </draw:path>
        </draw:g>
        <draw:g>
          <draw:custom-shape draw:style-name="gr2" draw:text-style-name="P2" draw:layer="layout" svg:width="2.9cm" svg:height="1.3cm" svg:x="21.4cm" svg:y="11.6cm">
            <text:p/>
            <draw:enhanced-geometry svg:viewBox="0 0 21600 21600" draw:type="rectangle" draw:enhanced-path="M 0 0 L 21600 0 21600 21600 0 21600 0 0 Z N"/>
          </draw:custom-shape>
          <draw:path draw:style-name="gr3" draw:text-style-name="P3" draw:layer="layout" svg:width="2.54cm" svg:height="1.296cm" draw:transform="skewX (0.0888372589265113) rotate (-0.421497014356631) translate (21.981847269579cm 10.5606114637151cm)" svg:viewBox="0 0 2541 1297" svg:d="M0 1186c578 0 1937 647 2541-1186">
            <text:p/>
          </draw:path>
        </draw:g>
        <draw:g>
          <draw:custom-shape draw:style-name="gr20" draw:text-style-name="P11" draw:layer="layout" svg:width="0.8cm" svg:height="0.543cm" svg:x="22.7cm" svg:y="12.15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1" draw:layer="layout" svg:width="0.6cm" svg:height="0.657cm" svg:x="22.8cm" svg:y="11.7cm">
            <text:p/>
            <draw:enhanced-geometry svg:viewBox="0 0 21600 21600" draw:type="block-arc" draw:modifiers="-175.785937622651 7089.9538953403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2" draw:text-style-name="P11" draw:layer="layout" svg:width="0.1cm" svg:height="0.257cm" svg:x="22.8cm" svg:y="11.98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1" draw:layer="layout" svg:width="0.1cm" svg:height="0.257cm" svg:x="23.3cm" svg:y="11.9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1" draw:layer="layout" svg:width="0.8cm" svg:height="0.543cm" svg:x="16.1cm" svg:y="12.15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1" draw:layer="layout" svg:width="0.6cm" svg:height="0.657cm" svg:x="16.2cm" svg:y="11.7cm">
            <text:p/>
            <draw:enhanced-geometry svg:viewBox="0 0 21600 21600" draw:type="block-arc" draw:modifiers="-175.785937622651 7089.9538953403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2" draw:text-style-name="P11" draw:layer="layout" svg:width="0.1cm" svg:height="0.257cm" svg:x="16.2cm" svg:y="11.98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1" draw:layer="layout" svg:width="0.1cm" svg:height="0.257cm" svg:x="16.7cm" svg:y="11.986cm">
            <text:p/>
            <draw:enhanced-geometry svg:viewBox="0 0 21600 21600" draw:type="rectangle" draw:enhanced-path="M 0 0 L 21600 0 21600 21600 0 21600 0 0 Z N"/>
          </draw:custom-shape>
        </draw:g>
        <draw:frame draw:style-name="gr18" draw:text-style-name="P9" draw:layer="layout" svg:width="2.1cm" svg:height="0.8cm" svg:x="15.5cm" svg:y="12cm">
          <draw:text-box>
            <text:p><text:span text:style-name="T3">2, 3, 8, 12</text:span></text:p>
          </draw:text-box>
        </draw:frame>
        <draw:frame draw:style-name="gr23" draw:text-style-name="P9" draw:layer="layout" svg:width="1.1cm" svg:height="0.7cm" svg:x="22.5cm" svg:y="11.9cm">
          <draw:text-box>
            <text:p><text:span text:style-name="T3">4, 9</text:span></text:p>
          </draw:text-box>
        </draw:frame>
        <draw:frame draw:style-name="gr23" draw:text-style-name="P9" draw:layer="layout" svg:width="3.7cm" svg:height="0.7cm" svg:x="18.2cm" svg:y="12cm">
          <draw:text-box>
            <text:p><text:span text:style-name="T3">1, 5, 6, 7, 10, 11</text:span></text:p>
          </draw:text-box>
        </draw:frame>
        <draw:g>
          <draw:custom-shape draw:style-name="gr20" draw:text-style-name="P11" draw:layer="layout" svg:width="0.8cm" svg:height="0.543cm" svg:x="19.3cm" svg:y="12.15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1" draw:layer="layout" svg:width="0.6cm" svg:height="0.657cm" svg:x="19.4cm" svg:y="11.7cm">
            <text:p/>
            <draw:enhanced-geometry svg:viewBox="0 0 21600 21600" draw:type="block-arc" draw:modifiers="-175.785937622651 7089.9538953403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2" draw:text-style-name="P11" draw:layer="layout" svg:width="0.1cm" svg:height="0.257cm" svg:x="19.4cm" svg:y="11.98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1" draw:layer="layout" svg:width="0.1cm" svg:height="0.257cm" svg:x="19.9cm" svg:y="11.986cm">
            <text:p/>
            <draw:enhanced-geometry svg:viewBox="0 0 21600 21600" draw:type="rectangle" draw:enhanced-path="M 0 0 L 21600 0 21600 21600 0 21600 0 0 Z N"/>
          </draw:custom-shape>
        </draw:g>
        <draw:custom-shape draw:style-name="gr24" draw:text-style-name="P2" draw:layer="layout" svg:width="3.273cm" svg:height="0.6cm" draw:transform="rotate (1.00234258942034) translate (16.232cm 11.37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draw:layer="layout" svg:width="2.594cm" svg:height="0.6cm" draw:transform="rotate (1.21666902156525) translate (19.3cm 11.933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" draw:layer="layout" svg:width="2.663cm" svg:height="0.6cm" draw:transform="rotate (1.37287598961874) translate (22.6cm 11.982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27" draw:text-style-name="P11" draw:layer="layout" svg:width="0.578cm" svg:height="0.6cm" svg:x="13.122cm" svg:y="3.7cm">
            <text:p/>
            <draw:enhanced-geometry svg:viewBox="0 0 21600 21600" draw:glue-points="10800 0 3163 3163 0 10800 3163 18437 10800 21600 18437 18437 21600 10800 18437 3163" draw:text-areas="3163 3163 18437 18437" draw:type="ring" draw:modifiers="3993.50405996252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8" draw:text-style-name="P11" draw:layer="layout" svg:width="0.758cm" svg:height="0.112cm" svg:x="12.4cm" svg:y="3.92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1" draw:layer="layout" svg:width="0.108cm" svg:height="0.262cm" svg:x="12.436cm" svg:y="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1" draw:layer="layout" svg:width="0.072cm" svg:height="0.187cm" svg:x="12.617cm" svg:y="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1" draw:layer="layout" svg:width="0.073cm" svg:height="0.075cm" svg:x="12.544cm" svg:y="4.03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1" draw:layer="layout" svg:width="0.036cm" svg:height="0.15cm" svg:x="12.689cm" svg:y="4cm">
            <text:p/>
            <draw:enhanced-geometry svg:viewBox="0 0 21600 21600" draw:mirror-vertic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0:28:32.411892400</meta:creation-date>
    <dc:date>2020-03-07T13:57:32.289503463</dc:date>
    <meta:editing-duration>PT5H7M47S</meta:editing-duration>
    <meta:editing-cycles>25</meta:editing-cycles>
    <meta:generator>LibreOffice/6.1.5.2$Linux_X86_64 LibreOffice_project/10$Build-2</meta:generator>
    <meta:document-statistic meta:object-count="61"/>
  </office:meta>
</office:document-meta>
</file>